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Some explanation on Parashat Vayor<text:span text:style-name="T2">á</text:span><text:span text:style-name="T3">/</text:span></text:p>
      <text:p text:style-name="P7"><text:span text:style-name="T3"/></text:p>
      <text:p text:style-name="P6"><text:span text:style-name="T3">Brethren! <text:s/>I will detain you a few moments with the soloing of a/ question, which arises from an incident narrated in our Parash</text:span><text:span text:style-name="T2">á</text:span><text:span text:style-name="T3">. <text:s/>It is written/ in it, that Sarah was reproved for laughing, when promised a son in her old/ age; yet, last sabbath we read that Abraham also laughed when assured/ by the Lord of the same forthcoming event, and he received no rebuke./ <text:s/>The various manners in which the Jewish commentators I have consulted, en-/-deavoured to reconcile the discrepancy, failed to satisfy my mind altogether./ <text:s/>I shall not fatigue you with the exposition of their views. <text:s/>I will rather/ submit to your consideration the opinion I have formed. <text:s/>It strikes me/ that the words of the text, when duly pondered upon, may serve as a clue/ to find how to remove the difficulty. <text:s/>It is stated in Holy Writ, that/ when the announcement was first made to Abraham, "he fell upon his/ face, and laughed, and said in his heart, shall a child be born unto him/ that is a hundred years old, and shall Sarah</text:span><text:span text:style-name="T4">s</text:span><text:span text:style-name="T3">, who is ninety years old bear?"/ <text:s/>Now, the act of bowing oneself down, is--judging from biblical analogy--,/ signification of humility. <text:s/>I argue then that when the patriarch was told/ that his aged wife would become the mother of a son, he deemed himself unworthy/ of so wonderful a favor from God. <text:s/>He had thought that Ishmael would/ perpetuate his memory, and that the heavenly declarations made, would be/ fulfilled in the descendants of Hagar's child./</text:span></text:p>
      <text:p text:style-name="P6"><text:span text:style-name="T3"/></text:p>
      <text:p text:style-name="P6"><text:span text:style-name="T3">[Page 2]</text:span></text:p>
      <text:p text:style-name="P6"><text:soft-page-break/><text:span text:style-name="T3">Therefore he fervently prayed that the latter </text:span><text:span text:style-name="T4">w</text:span><text:span text:style-name="T3"> might live under the signal/ protection of the Almighty [Hebrew] <text:s/>Abraham asked for nothing/ more. <text:s/>He dared not believe that for his sake the laws of nature would be/ altered. <text:s/>His laughter did not proceed from any doubt in the omnipotence/ of the Creator, but from a sense of his own unworthiness. <text:s/>It was a smile-/rising spontaneously at the idea that an occurrence, which the human mind/ could not entertain, should take place. <text:s/>The fact that the name [Hebrew] (Isaac)/--meaning in Hebrew, "he would laugh"--was expressly chosen by God, as an/ allusion to that circumstance, goes far to confirm the position I have taken./ <text:s/>An appellation indicative of a token of incredulity, would not have been divinely/ selected for the second patriarch of our people./</text:span></text:p>
      <text:p text:style-name="P6"><text:span text:style-name="T3">But with regard to Sarah, the context proves that she had allowed her feeble/ judgment to shake her confidence in the promises of the Lord. <text:s/>It is but/ reasonable to suppose, that Abraham had informed his wife of the vision granted/ him, in which the assurance that she would embrace a son, within a/ year, was given. <text:s/>Consequently, when he overheard the conversation between/ her husband and the three angels, who came in the form of wayfarers, she/ ought not to have evinced hesitation in according full credence to what/ had been celestially promised. <text:s/>The announcement corroborative of/ that which she had learnt before, ought to have strengthened her faith./ <text:s/>But the words she uttered, accompanied with her ill-suppressed laugh,/ showed that she would not bring her mind to accept a truth, which/</text:span></text:p>
      <text:p text:style-name="P6"><text:span text:style-name="T3"/></text:p>
      <text:p text:style-name="P6"><text:span text:style-name="T3">[Page 3]</text:span></text:p>
      <text:p text:style-name="P6"><text:span text:style-name="T3">her condition seemed openly to contradict. <text:s/>And we may consider/ what follows, as a further evidence that such were in reality her feelings./ <text:s/>For, the reproof she received was this [Hebrew] "Is any thing too hard/ for the Lord?" implying that Sarah could not yet admit the possibility of a/ miracle so stupendous as that which she was to experience. <text:s/>Hence, the fear/ of being looked upon by the faithful patriarch, as faithless, drew from her/ lips a denial of facts, equally reprehensible as the sin of unbelief./</text:span></text:p>
      <text:p text:style-name="P6"><text:span text:style-name="T3"><text:tab/>I am aware that my exonerating Abraham from a fault, which seemed/ to rest on his religious conduct, presents, by way of contrast, the demeanour/ of Sarah, in a still more unpleasant light. <text:s/>But to strain the obvious/ meaning of the Bible, in order to [?] shortcomings, I deem [?]/ I will not, intentionally, be guilty of it. <text:s/>The manner in which I have/ sought to reconcile two actions apparently alike, but meeting with different/ results is borne out, I think, by the whole context. <text:s/>And the Rabbis--/ holding both parents of our race in great reverence, have not scrupled/ to write that "had it not been for the assurance, which the Almighty/ gave Abraham of his having a son from Sarah, the incredulity she/ exhibited, would have prevented her becoming a mother" [Hebrew]/ [Hebrew]/ But if I am forced by truth to show blemishes, where I would/ desire to describe perfection, I may cite the very event, which/ occasioned a backsliding in Sarah's behaviour, as a testimony of a/</text:span></text:p>
      <text:p text:style-name="P6"><text:span text:style-name="T3"/></text:p>
      <text:p text:style-name="P6"><text:span text:style-name="T3">[Page 4]</text:span></text:p>
      <text:p text:style-name="P6"><text:span text:style-name="T3">noble trait in her character. <text:s/>She was hospitable. <text:s/>She contributed/ in making the stranger welcome in her house. <text:s/>Not by mere words, but/ by personal exertions, so that a table laden with food be set before him./ <text:s/>The reflection that her husband's guests might have been heathens, did/ not withhold her kindness. <text:s/>Suffice that they had sought shelter/ under her roof. <text:s/>They should not leave it fatigued and hungry./ <text:s/>They should be made to feel that the adorers of One God, are fraternally/ disposed towards all creatures. <text:s/>She was modest. <text:s/>Satisfied to labor/ to do good, and forward Abraham's wishes, Sarah continued retired in/ her tent, esteeming herself well recompensed when her household duties were/ accomplished. <text:s/>Thus she set to posterity an example deserving of imitation./ <text:s/>All-honor to our mother Sarah. <text:s/>Let the women of Israel avow her faults,/ but copy her virtues. <text:s/>Let them display a spirit as liberal, and a conduct/ as modest as their ancestress. <text:s/>The actions they exhibit, will influence/ their husbands, and children, and through them three will remain/ in Israel, the three distinguishing characteristics, applied by the/ Sages to the progeny of Abraham and Sarah, namely [Hebrew]/ [Hebrew]. <text:s/>"The people of Israel are known, for their mer-/cifulness, for their modesty, and benevolence. <text:s/>So may it ever be"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1T14:41:45.86</meta:creation-date>
    <meta:document-statistic meta:table-count="0" meta:image-count="0" meta:object-count="0" meta:page-count="3" meta:paragraph-count="71" meta:word-count="1166" meta:character-count="7206"/>
    <dc:date>2012-04-11T15:16:37.54</dc:date>
    <dc:creator>Penn Libraries</dc:creator>
    <meta:editing-duration>PT00H03M20S</meta:editing-duration>
    <meta:editing-cycles>1</meta:editing-cycles>
    <meta:generator>OpenOffice.org/3.2$Win32 OpenOffice.org_project/320m12$Build-9483</meta:generator>
  </office:meta>
</office:document-meta>
</file>